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2.3516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0.6252in"/>
    </style:style>
    <style:style style:name="co8" style:family="table-column">
      <style:table-column-properties fo:break-before="auto" style:column-width="1.84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nanoComp_BOM_PA2" table:style-name="ta1" table:print-ranges="nanoComp_BOM_PA2.A1:nanoComp_BOM_PA2.H15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 table:number-columns-spanned="8" table:number-rows-spanned="1">
            <text:p>nanoComp BOM PA2</text:p>
          </table:table-cell>
          <table:covered-table-cell table:number-columns-repeated="7" table:style-name="ce2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/N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Supplier P/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<text:s/>603-CC805KKX7R7BB105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19HW-7-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1N5819HW-7-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s/>621-1N5819HW-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Bivar</text:p>
          </table:table-cell>
          <table:table-cell office:value-type="string" calcext:value-type="string">
            <text:p>SM0805UGC 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49-SM0805UG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_PowerOnly_6P</text:p>
          </table:table-cell>
          <table:table-cell office:value-type="string" calcext:value-type="string">
            <text:p>GCT</text:p>
          </table:table-cell>
          <table:table-cell office:value-type="string" calcext:value-type="string">
            <text:p>USB4125-GF-A 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0-USB4125-GF-A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2,J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<text:s/>67643-3910 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8-67643-39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Pin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855-M20-9990646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1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538-22-28-41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538-22-28-40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,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594-MCU08050C5101FP5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71-TNPW08051K00FEEA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7,R8,R9,R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603-RT0805FRE0715K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Wuerth_450301014042</text:p>
          </table:table-cell>
          <table:table-cell office:value-type="string" calcext:value-type="string">
            <text:p>Wurth</text:p>
          </table:table-cell>
          <table:table-cell office:value-type="float" office:value="450301014042" calcext:value-type="float">
            <text:p>45030101404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0-4503010140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peed</text:p>
          </table:table-cell>
          <table:table-cell office:value-type="string" calcext:value-type="string">
            <text:p>Tang Nano 20k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5T18:02:32.458845048</dc:date>
    <meta:editing-duration>PT1M30S</meta:editing-duration>
    <meta:editing-cycles>2</meta:editing-cycles>
    <meta:generator>LibreOffice/7.3.7.2$Linux_X86_64 LibreOffice_project/30$Build-2</meta:generator>
    <meta:document-statistic meta:table-count="1" meta:cell-count="104" meta:object-count="0"/>
  </office:meta>
</office:document-meta>
</file>